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63079" officeooo:paragraph-rsid="0036820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36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37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47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4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89545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officeooo:rsid="001f393c"/>
    </style:style>
    <style:style style:name="T16" style:family="text">
      <style:text-properties officeooo:rsid="001fdfac"/>
    </style:style>
    <style:style style:name="T17" style:family="text">
      <style:text-properties officeooo:rsid="0020f933"/>
    </style:style>
    <style:style style:name="T18" style:family="text">
      <style:text-properties officeooo:rsid="0024d791"/>
    </style:style>
    <style:style style:name="T19" style:family="text">
      <style:text-properties officeooo:rsid="0024e48b"/>
    </style:style>
    <style:style style:name="T20" style:family="text">
      <style:text-properties officeooo:rsid="0033d1fc"/>
    </style:style>
    <style:style style:name="T21" style:family="text">
      <style:text-properties officeooo:rsid="003682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mana1:</text:p>
      <text:p text:style-name="P5"/>
      <text:p text:style-name="P5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25"/>
      <text:p text:style-name="P1"><text:span text:style-name="T11">Primer Sprint: (semana </text:span><text:span text:style-name="T12">2</text:span><text:span text:style-name="T11">)</text:span></text:p>
      <text:p text:style-name="P26"/>
      <text:p text:style-name="P39">+ Definición del algoritmo que se utilizará para implementar el cluster</text:p>
      <text:list xml:id="list2259505471" text:style-name="L1">
        <text:list-item>
          <text:p text:style-name="P48">Resultados en: tiposDeClusters.odt</text:p>
          <text:p text:style-name="P48"/>
        </text:list-item>
      </text:list>
      <text:p text:style-name="P8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1540644864" text:style-name="L2">
        <text:list-item>
          <text:p text:style-name="P46"><text:span text:style-name="T1">Se encuentra en: planCluster.</text:span><text:span text:style-name="T5">odt</text:span></text:p>
          <text:p text:style-name="P49"/>
        </text:list-item>
      </text:list>
      <text:p text:style-name="P40">+ Seleccionar las tablas de la base de datos de donde se agarrara toda la data que se utilizara</text:p>
      <text:p text:style-name="P7"><text:span text:style-name="T1">+ </text:span><text:span text:style-name="T2">Determinar los features iniciales que se utilizarán para elaborar el dataframe que se utilizará para el cluster</text:span></text:p>
      <text:list xml:id="list661959009" text:style-name="L3">
        <text:list-item>
          <text:p text:style-name="P47"><text:span text:style-name="T2">S</text:span><text:span text:style-name="T1">e encuentra en: TablasFeatures.odt</text:span></text:p>
          <text:p text:style-name="P50"/>
        </text:list-item>
      </text:list>
      <text:p text:style-name="P41">+ Diseño de un conjunto de diseños de la posible interfaz y selección de uno por parte del cliente.</text:p>
      <text:p text:style-name="P41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3"/>
      <text:p text:style-name="P9">+ Investigación sobre las diferentes maneras de generar un DataFrame con Pandas</text:p>
      <text:p text:style-name="P9"/>
      <text:p text:style-name="P10">+ Determinar como <text:span text:style-name="T15">se </text:span>crear<text:span text:style-name="T15">á</text:span> el DataFrame</text:p>
      <text:list xml:id="list2622881240" text:style-name="L4">
        <text:list-item>
          <text:p text:style-name="P33"><text:span text:style-name="T8">Se encuentra en: </text:span><text:span text:style-name="T6">PruebaCrearDataFrame.odt</text:span></text:p>
        </text:list-item>
      </text:list>
      <text:list xml:id="list3339678387" text:style-name="L5">
        <text:list-header>
          <text:p text:style-name="P51"/>
        </text:list-header>
      </text:list>
      <text:p text:style-name="P10">+ Determinar el mejor modo de hacer el preprocesamiento de todos los tags (se le quitan los espacios en blanco)</text:p>
      <text:list xml:id="list3009901970" text:style-name="L6">
        <text:list-item>
          <text:p text:style-name="P27">Se encuentra en: PruebaBorrarEspaciosTags.odt</text:p>
        </text:list-item>
      </text:list>
      <text:p text:style-name="P11"/>
      <text:p text:style-name="P11">+ Pruebas para obtener el indice del cluster con mayor número de instancias</text:p>
      <text:p text:style-name="P12">+ Pruebas para obtener los datos relacionados al cluster seleccionado</text:p>
      <text:list xml:id="list2502437207" text:style-name="L7">
        <text:list-item>
          <text:p text:style-name="P34"><text:span text:style-name="T8">Se encuentra en: </text:span><text:span text:style-name="T9">PruebaAccesoInstanciasCentro.odt</text:span></text:p>
        </text:list-item>
      </text:list>
      <text:p text:style-name="P11"/>
      <text:p text:style-name="P14">+ Prueba sobre el mejor metodo para agregar elementos a una lista y para la concatenación de listas</text:p>
      <text:list xml:id="list339252094" text:style-name="L8">
        <text:list-item>
          <text:p text:style-name="P35"><text:span text:style-name="T8">Se encuentra en: </text:span><text:span text:style-name="T7">AgregadoYConcatenacionListas.odt</text:span></text:p>
          <text:p text:style-name="P28"/>
        </text:list-item>
      </text:list>
      <text:p text:style-name="P11">+ Crear entorno de la base de datos y su configuración</text:p>
      <text:p text:style-name="P11"/>
      <text:p text:style-name="P11">+ Creación de la aplicación dentro del api del proyecto y enrutamiento de la misma</text:p>
      <text:p text:style-name="P11"/>
      <text:p text:style-name="P11">+ Crear el código que extrae los features seleccionados de la base de datos, tanto para las trivias suscrita por el usuario como para las trivias publicadas</text:p>
      <text:p text:style-name="P11"/>
      <text:p text:style-name="P11"><text:soft-page-break/>+ Modificación al publishedManager, para poder obtener las trivias que fueron publicadas <text:s/>y que no han empezado aun</text:p>
      <text:p text:style-name="P11"/>
      <text:p text:style-name="P11">+ Reestructuración del view.py, para localizar todas las funcionalidades <text:span text:style-name="T16">d</text:span>el proceso de selección de las sugerencias, dentro de <text:s/>un método get, el cual se encargara de responder la solicitud <text:span text:style-name="T16">que le llegue al </text:span>api</text:p>
      <text:p text:style-name="P11"/>
      <text:p text:style-name="P13">+ Selección de nuevos features para agregar al modelo, <text:span text:style-name="T17">modificación respectiva del view.py para obtenerlos de la base de datos, y determinar la escala de valoración de una trivia</text:span></text:p>
      <text:p text:style-name="P4"><text:tab/></text:p>
      <text:p text:style-name="P14">+ <text:s/>Proceso de <text:span text:style-name="T19">normalización</text:span> de la dataframe</text:p>
      <text:p text:style-name="P4"/>
      <text:p text:style-name="P43">+ Redefinición del plan de funcionamiento del cluster tomando en cuenta los nuevos campos</text:p>
      <text:list xml:id="list453196937" text:style-name="L9">
        <text:list-item>
          <text:p text:style-name="P29">Se encuentra en: <text:s/>planCluster.odt</text:p>
        </text:list-item>
      </text:list>
      <text:p text:style-name="P12"/>
      <text:p text:style-name="P16">+ <text:span text:style-name="T18">Creación</text:span> del archivo que generara la data de pru<text:span text:style-name="T18">e</text:span>ba, tanto la de las trivias publicadas como las trivias jugadas por el usuario, para entonar los <text:span text:style-name="T18">parámetros</text:span> del cluster</text:p>
      <text:p text:style-name="P17"/>
      <text:p text:style-name="P16">+ Investigación del <text:span text:style-name="T18">método</text:span> aggregate de Django y la <text:span text:style-name="T18">modificación</text:span> del view.py para utilizarlo</text:p>
      <text:p text:style-name="P16"/>
      <text:p text:style-name="P17">+ Creación de 3 trivias en la base de datos para probar la correcta extracción de la data</text:p>
      <text:p text:style-name="P17"/>
      <text:p text:style-name="P15">+ Prueba de extracción de la data de la base de datos</text:p>
      <text:list xml:id="list3120776027" text:style-name="L10">
        <text:list-item>
          <text:p text:style-name="P36"><text:span text:style-name="T7">Se encuentra en: <text:s/>PruebaExtraccionBD.</text:span><text:span text:style-name="T10">odt</text:span></text:p>
        </text:list-item>
      </text:list>
      <text:p text:style-name="P31"><text:tab/></text:p>
      <text:p text:style-name="P44">+ Modificación del bag of words</text:p>
      <text:p text:style-name="P45">+ Prueba de la correcta funcionalidad del bag of words en la data extraida</text:p>
      <text:list xml:id="list336649529" text:style-name="L11">
        <text:list-item>
          <text:p text:style-name="P30">Se encuentra en: <text:s/>PruebaExtraccionBD.odt (pag 6)</text:p>
        </text:list-item>
      </text:list>
      <text:p text:style-name="P18"/>
      <text:p text:style-name="P19">+ Creación de los dataFrame de la data de prueba, de <text:span text:style-name="T11">diferentes</text:span> tamaños</text:p>
      <text:p text:style-name="P19"/>
      <text:p text:style-name="P20">+ Definir si se aceptan los tags que esten en el 30% o 40% del total del dataset</text:p>
      <text:p text:style-name="P32"/>
      <text:p text:style-name="P32"/>
      <text:p text:style-name="P6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21"/>
      <text:p text:style-name="P22">+ Búsqueda de métricas para ver que ta<text:span text:style-name="T20">n</text:span> buenos son los clusters encontrados</text:p>
      <text:p text:style-name="P22"/>
      <text:p text:style-name="P23">+ <text:span text:style-name="T21">prueba de comparación entre data normalizada y data escalada</text:span></text:p>
      <text:list xml:id="list4276401959" text:style-name="L12">
        <text:list-item>
          <text:p text:style-name="P37">Se encuentra en: <text:s/>PruebaSeleccionDeDataYEntonacionDF.odt</text:p>
        </text:list-item>
      </text:list>
      <text:p text:style-name="P52"/>
      <text:p text:style-name="P53">+ prueba comparación calidad de modelo entre cluster de kmeans y el herarquico</text:p>
      <text:p text:style-name="P3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04T10:41:56.795587942</dc:date>
    <meta:editing-duration>P2DT23H49M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594" meta:character-count="3578" meta:non-whitespace-character-count="3033"/>
  </office:meta>
</office:document-meta>
</file>